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419" officeooo:paragraph-rsid="0010e419"/>
    </style:style>
    <style:style style:name="P2" style:family="paragraph" style:parent-style-name="Standard">
      <style:text-properties officeooo:rsid="0012a8c6" officeooo:paragraph-rsid="0012a8c6"/>
    </style:style>
    <style:style style:name="P3" style:family="paragraph" style:parent-style-name="Standard">
      <style:text-properties style:font-name="Liberation Mono" fo:font-size="11pt" officeooo:rsid="0012a8c6" officeooo:paragraph-rsid="0012a8c6" style:font-size-asian="11pt" style:font-size-complex="11pt"/>
    </style:style>
    <style:style style:name="P4" style:family="paragraph" style:parent-style-name="Standard">
      <style:text-properties style:font-name="Liberation Mono" fo:font-size="11pt" officeooo:rsid="0012f507" officeooo:paragraph-rsid="0012f507" style:font-size-asian="11pt" style:font-size-complex="11pt"/>
    </style:style>
    <style:style style:name="P5" style:family="paragraph" style:parent-style-name="Standard">
      <style:paragraph-properties fo:break-before="page"/>
      <style:text-properties style:font-name="Liberation Mono" fo:font-size="11pt" officeooo:rsid="0012f507" officeooo:paragraph-rsid="0012f507" style:font-size-asian="11pt" style:font-size-complex="11pt"/>
    </style:style>
    <style:style style:name="P6" style:family="paragraph" style:parent-style-name="Standard">
      <style:text-properties style:font-name="Liberation Mono" fo:font-size="11pt" officeooo:rsid="0012f507" officeooo:paragraph-rsid="0012f507" style:font-size-asian="11pt" style:font-size-complex="11pt"/>
    </style:style>
    <style:style style:name="P7" style:family="paragraph" style:parent-style-name="Standard">
      <style:text-properties style:font-name="Liberation Mono" fo:font-size="11pt" officeooo:rsid="001596cc" officeooo:paragraph-rsid="001596cc" style:font-size-asian="11pt" style:font-size-complex="11pt"/>
    </style:style>
    <style:style style:name="P8" style:family="paragraph" style:parent-style-name="Standard">
      <style:text-properties style:font-name="Liberation Mono" fo:font-size="9pt" officeooo:rsid="001596cc" officeooo:paragraph-rsid="001596cc" style:font-size-asian="9pt" style:font-size-complex="9pt"/>
    </style:style>
    <style:style style:name="P9" style:family="paragraph" style:parent-style-name="Standard">
      <style:text-properties style:font-name="Liberation Mono" fo:font-size="9pt" officeooo:rsid="001662ef" officeooo:paragraph-rsid="001662ef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ource code dari file .java akan diubah menjadi bytecode</text:p>
      <text:p text:style-name="P1"/>
      <text:p text:style-name="P1">2. Class merupakan template/contoh untuk membuat sebuah objek pada pemograman komputer, sedangkan object pada pemograman adalah sebuah sesuatu yang akan kita program.</text:p>
      <text:p text:style-name="P1"/>
      <text:p text:style-name="P2">3.</text:p>
      <text:p text:style-name="P3">import java.util.Scanner;</text:p>
      <text:p text:style-name="P3"/>
      <text:p text:style-name="P3">class Bulan {</text:p>
      <text:p text:style-name="P3"><text:s text:c="4"/>int input;</text:p>
      <text:p text:style-name="P3"/>
      <text:p text:style-name="P3"><text:s text:c="4"/>void show_bulan() {</text:p>
      <text:p text:style-name="P3"><text:s text:c="8"/>String bulan = "";</text:p>
      <text:p text:style-name="P3"><text:s text:c="8"/>if (input == 1) {</text:p>
      <text:p text:style-name="P3"><text:s text:c="12"/>bulan = "Januari";</text:p>
      <text:p text:style-name="P3"><text:s text:c="8"/>} else if (input == 2) {</text:p>
      <text:p text:style-name="P3"><text:s text:c="12"/>bulan = "Februari";</text:p>
      <text:p text:style-name="P3"><text:s text:c="8"/>} else if (input == 3) {</text:p>
      <text:p text:style-name="P3"><text:s text:c="12"/>bulan = "Maret";</text:p>
      <text:p text:style-name="P3"><text:s text:c="8"/>} else if (input == 4) {</text:p>
      <text:p text:style-name="P3"><text:s text:c="12"/>bulan = "April";</text:p>
      <text:p text:style-name="P3"><text:s text:c="8"/>} else if (input == 5) {</text:p>
      <text:p text:style-name="P3"><text:s text:c="12"/>bulan = "Mei";</text:p>
      <text:p text:style-name="P3"><text:s text:c="8"/>} else if (input == 6) {</text:p>
      <text:p text:style-name="P3"><text:s text:c="12"/>bulan = "Juni";</text:p>
      <text:p text:style-name="P3"><text:s text:c="8"/>} else if (input == 7) {</text:p>
      <text:p text:style-name="P3"><text:s text:c="12"/>bulan = "Juli";</text:p>
      <text:p text:style-name="P3"><text:s text:c="8"/>} else if (input == 8) {</text:p>
      <text:p text:style-name="P3"><text:s text:c="12"/>bulan = "Agustus";</text:p>
      <text:p text:style-name="P3"><text:s text:c="8"/>} else if (input == 9) {</text:p>
      <text:p text:style-name="P3"><text:s text:c="12"/>bulan = "September";</text:p>
      <text:p text:style-name="P3"><text:s text:c="8"/>} else if (input == 10) {</text:p>
      <text:p text:style-name="P3"><text:s text:c="12"/>bulan = "Oktober";</text:p>
      <text:p text:style-name="P3"><text:s text:c="8"/>} else if (input == 11) {</text:p>
      <text:p text:style-name="P3"><text:s text:c="12"/>bulan = "November";</text:p>
      <text:p text:style-name="P3"><text:s text:c="8"/>} else if (input == 12) {</text:p>
      <text:p text:style-name="P3"><text:s text:c="12"/>bulan = "Desember";</text:p>
      <text:p text:style-name="P3"><text:s text:c="8"/>}</text:p>
      <text:p text:style-name="P3"><text:s text:c="8"/>System.out.println("Bulan ke " + input + " adalah : " + bulan);</text:p>
      <text:p text:style-name="P3"><text:s text:c="4"/>}</text:p>
      <text:p text:style-name="P3"><text:s text:c="4"/>public static void main(String[] args) {</text:p>
      <text:p text:style-name="P3"><text:s text:c="8"/>Scanner input = new Scanner(System.in);</text:p>
      <text:p text:style-name="P3"><text:s text:c="8"/>Bulan cek = new Bulan();</text:p>
      <text:p text:style-name="P3"><text:s text:c="8"/>System.out.print("Masukan nomor bulan : ");</text:p>
      <text:p text:style-name="P3"><text:s text:c="8"/>cek.input = input.nextInt();</text:p>
      <text:p text:style-name="P3"><text:s text:c="8"/>cek.show_bulan();</text:p>
      <text:p text:style-name="P3"><text:s text:c="4"/>}</text:p>
      <text:p text:style-name="P3">}</text:p>
      <text:p text:style-name="P3"/>
      <text:p text:style-name="P5">4.</text:p>
      <text:p text:style-name="P4"/>
      <text:p text:style-name="P4">import java.util.Scanner;</text:p>
      <text:p text:style-name="P4"/>
      <text:p text:style-name="P4">class Segitiga {</text:p>
      <text:p text:style-name="P4"><text:s text:c="4"/>public static void main(String[] args) {</text:p>
      <text:p text:style-name="P4"><text:s text:c="8"/>Scanner input = new Scanner(System.in);</text:p>
      <text:p text:style-name="P4"><text:s text:c="8"/>System.out.print("Masukan angka : ");</text:p>
      <text:p text:style-name="P4"><text:s text:c="8"/>int n = input.nextInt();</text:p>
      <text:p text:style-name="P4"><text:s text:c="8"/>int number = 0;</text:p>
      <text:p text:style-name="P4"><text:s text:c="8"/>for (int i=0;i&lt;n;i++) {</text:p>
      <text:p text:style-name="P4"><text:s text:c="12"/>number++;</text:p>
      <text:p text:style-name="P4"><text:s text:c="12"/>for (int j=0;j&lt;=i;j++) {</text:p>
      <text:p text:style-name="P4"><text:s text:c="16"/>System.out.print(number + " ");</text:p>
      <text:p text:style-name="P4"><text:s text:c="12"/>}</text:p>
      <text:p text:style-name="P4"><text:s text:c="12"/>System.out.print("\n");</text:p>
      <text:p text:style-name="P4"><text:s text:c="8"/>}</text:p>
      <text:p text:style-name="P4"><text:s text:c="4"/>}</text:p>
      <text:p text:style-name="P4">}</text:p>
      <text:p text:style-name="P4"/>
      <text:p text:style-name="P7">5.</text:p>
      <text:p text:style-name="P8">import java.util.Scanner;</text:p>
      <text:p text:style-name="P8"/>
      <text:p text:style-name="P8">class Matriks {</text:p>
      <text:p text:style-name="P8"><text:s text:c="4"/>Scanner input = new Scanner(System.in);</text:p>
      <text:p text:style-name="P8"><text:s text:c="4"/>void input_matrix(int matrix[][]) {</text:p>
      <text:p text:style-name="P8"><text:s text:c="8"/>for (int i=0;i&lt;2;i++) {</text:p>
      <text:p text:style-name="P8"><text:s text:c="12"/>for (int j=0;j&lt;2;j++) {</text:p>
      <text:p text:style-name="P8"><text:s text:c="16"/>System.out.print("matriks kolom ke " + i+1 + " Baris ke " + j+1 + " : " );</text:p>
      <text:p text:style-name="P8"><text:s text:c="16"/>matrix[i][j] = input.nextInt();</text:p>
      <text:p text:style-name="P8"><text:s text:c="12"/>}</text:p>
      <text:p text:style-name="P8"><text:s text:c="8"/>}</text:p>
      <text:p text:style-name="P8"><text:s text:c="4"/>}</text:p>
      <text:p text:style-name="P8"><text:s text:c="4"/>int[][] tambah_matrix(int a[][],int b[][]) {</text:p>
      <text:p text:style-name="P8"><text:s text:c="8"/>int result[][] = new int[2][2];</text:p>
      <text:p text:style-name="P8"><text:s text:c="8"/>for (int i=0;i&lt;2;i++) {</text:p>
      <text:p text:style-name="P8"><text:s text:c="12"/>for (int j=0;j&lt;2;j++) {</text:p>
      <text:p text:style-name="P8"><text:s text:c="16"/>result[i][j] = a[i][j] + b[i][j];</text:p>
      <text:p text:style-name="P8"><text:s text:c="12"/>}</text:p>
      <text:p text:style-name="P8"><text:s text:c="8"/>}</text:p>
      <text:p text:style-name="P8"><text:s text:c="8"/>return result;</text:p>
      <text:p text:style-name="P8"><text:s text:c="4"/>}</text:p>
      <text:p text:style-name="P8"><text:s text:c="4"/>void show_matrix(int matrix[][]) {</text:p>
      <text:p text:style-name="P8"><text:s text:c="8"/>for (int i=0;i&lt;2;i++) {</text:p>
      <text:p text:style-name="P8"><text:s text:c="12"/>for (int j=0;j&lt;2;j++) {</text:p>
      <text:p text:style-name="P8"><text:s text:c="16"/>System.out.print(matrix[i][j] + " ");</text:p>
      <text:p text:style-name="P8"><text:s text:c="12"/>}</text:p>
      <text:p text:style-name="P8"><text:s text:c="12"/>System.out.print("\n");</text:p>
      <text:p text:style-name="P8"><text:s text:c="8"/>}</text:p>
      <text:p text:style-name="P8"><text:s text:c="4"/>}</text:p>
      <text:p text:style-name="P8"><text:s text:c="4"/>public static void main(String[] args) {</text:p>
      <text:p text:style-name="P8"><text:s text:c="8"/>Matriks mat1 = new Matriks();</text:p>
      <text:p text:style-name="P8"><text:s text:c="8"/>int a[][] = new int[2][2];</text:p>
      <text:p text:style-name="P8"><text:s text:c="8"/>int b[][] = new int[2][2];</text:p>
      <text:p text:style-name="P8"><text:s text:c="8"/>mat1.input_matrix(a);</text:p>
      <text:p text:style-name="P8"><text:s text:c="8"/>mat1.show_matrix(a);</text:p>
      <text:p text:style-name="P8"><text:s text:c="8"/>mat1.input_matrix(b);</text:p>
      <text:p text:style-name="P8"><text:s text:c="8"/>mat1.show_matrix(b);</text:p>
      <text:p text:style-name="P8"><text:s text:c="8"/>System.out.println("Hasil pertambahan matrix : ");</text:p>
      <text:p text:style-name="P8"><text:s text:c="8"/>mat1.show_matrix(mat1.tambah_matrix(a,b));</text:p>
      <text:p text:style-name="P8"><text:s text:c="4"/>}</text:p>
      <text:p text:style-name="P8">}</text:p>
      <text:p text:style-name="P8"/>
      <text:p text:style-name="P8"/>
      <text:p text:style-name="P8"/>
      <text:p text:style-name="P9"><text:soft-page-break/>6.</text:p>
      <text:p text:style-name="P9">import java.util.Scanner;</text:p>
      <text:p text:style-name="P9"/>
      <text:p text:style-name="P9">class NilaiMK {</text:p>
      <text:p text:style-name="P9"><text:s text:c="4"/>String namaMK;</text:p>
      <text:p text:style-name="P9"><text:s text:c="4"/>double uts;</text:p>
      <text:p text:style-name="P9"><text:s text:c="4"/>double uas;</text:p>
      <text:p text:style-name="P9"><text:s text:c="4"/>double tubes;</text:p>
      <text:p text:style-name="P9"><text:s text:c="4"/></text:p>
      <text:p text:style-name="P9"><text:s text:c="4"/>double hitungNilai() {</text:p>
      <text:p text:style-name="P9"><text:s text:c="8"/>return (0.3*uts)+(0.4*uas)+(0.3*uas);</text:p>
      <text:p text:style-name="P9"><text:s text:c="4"/>}</text:p>
      <text:p text:style-name="P9"/>
      <text:p text:style-name="P9"><text:s text:c="4"/>String tentukanRange(double score) {</text:p>
      <text:p text:style-name="P9"><text:s text:c="8"/>String ret = "0";</text:p>
      <text:p text:style-name="P9"><text:s text:c="8"/>if (score &gt;= 80 &amp;&amp; score &lt;= 100) {</text:p>
      <text:p text:style-name="P9"><text:s text:c="12"/>ret = "A";</text:p>
      <text:p text:style-name="P9"><text:s text:c="8"/>} else if (score &gt;= 70 &amp;&amp; score &lt; 80) {</text:p>
      <text:p text:style-name="P9"><text:s text:c="12"/>ret = "AB";</text:p>
      <text:p text:style-name="P9"><text:s text:c="8"/>} else if (score &gt;= 65 &amp;&amp; score &lt; 70) {</text:p>
      <text:p text:style-name="P9"><text:s text:c="12"/>ret = "B";</text:p>
      <text:p text:style-name="P9"><text:s text:c="8"/>} else if (score &gt;= 60 &amp;&amp; score &lt; 65) {</text:p>
      <text:p text:style-name="P9"><text:s text:c="12"/>ret = "BC";</text:p>
      <text:p text:style-name="P9"><text:s text:c="8"/>} else if (score &gt;= 50 &amp;&amp; score &lt; 60) {</text:p>
      <text:p text:style-name="P9"><text:s text:c="12"/>ret = "C";</text:p>
      <text:p text:style-name="P9"><text:s text:c="8"/>} else if (score &gt;= 40 &amp;&amp; score &lt; 50) {</text:p>
      <text:p text:style-name="P9"><text:s text:c="12"/>ret = "D";</text:p>
      <text:p text:style-name="P9"><text:s text:c="8"/>} else {</text:p>
      <text:p text:style-name="P9"><text:s text:c="12"/>ret = "E";</text:p>
      <text:p text:style-name="P9"><text:s text:c="8"/>}</text:p>
      <text:p text:style-name="P9"><text:s text:c="8"/>return ret;</text:p>
      <text:p text:style-name="P9"><text:s text:c="4"/>}</text:p>
      <text:p text:style-name="P9"><text:s text:c="4"/>public static void main(String[] args) {</text:p>
      <text:p text:style-name="P9"><text:s text:c="8"/>double nilai_akhir = 0.0;</text:p>
      <text:p text:style-name="P9"><text:s text:c="8"/>NilaiMK mk1 = new NilaiMK();</text:p>
      <text:p text:style-name="P9"><text:s text:c="8"/>Scanner input = new Scanner(System.in);</text:p>
      <text:p text:style-name="P9"><text:s text:c="8"/>System.out.print("Masukan nama MK : ");</text:p>
      <text:p text:style-name="P9"><text:s text:c="8"/>mk1.namaMK = input.next();</text:p>
      <text:p text:style-name="P9"><text:s text:c="8"/>System.out.print("Masukan nilai UTS : ");</text:p>
      <text:p text:style-name="P9"><text:s text:c="8"/>mk1.uts = input.nextDouble(); <text:s text:c="7"/></text:p>
      <text:p text:style-name="P9"><text:s text:c="8"/>System.out.print("Masukan nilai UAS : ");</text:p>
      <text:p text:style-name="P9"><text:s text:c="8"/>mk1.uas = input.nextDouble();</text:p>
      <text:p text:style-name="P9"><text:s text:c="8"/>System.out.print("Masukan nilai tubes : ");</text:p>
      <text:p text:style-name="P9"><text:s text:c="8"/>mk1.tubes = input.nextDouble();</text:p>
      <text:p text:style-name="P9"><text:s text:c="8"/>System.out.println("Mata Kuliah " + mk1.namaMK);</text:p>
      <text:p text:style-name="P9"><text:s text:c="8"/>System.out.println("Nilai UTS : " + mk1.uts + " (" + mk1.tentukanRange(mk1.uts)+ ") ");</text:p>
      <text:p text:style-name="P9"><text:s text:c="8"/>System.out.println("Nilai UAS : " + mk1.uas + " (" + mk1.tentukanRange(mk1.uas)+ ") ");</text:p>
      <text:p text:style-name="P9"><text:s text:c="8"/>System.out.println("Nilai Tubes : " + mk1.tubes + " (" + mk1.tentukanRange(mk1.tubes)+ ") ");</text:p>
      <text:p text:style-name="P9"><text:s text:c="8"/>nilai_akhir = mk1.hitungNilai();</text:p>
      <text:p text:style-name="P9"><text:s text:c="8"/>System.out.println("Nilai Akhir : " + nilai_akhir + " (" + mk1.tentukanRange(nilai_akhir)+ ") ");</text:p>
      <text:p text:style-name="P9"><text:s text:c="8"/>//System.out.println(mk1.tentukanRange(95));</text:p>
      <text:p text:style-name="P9"><text:s text:c="8"/>input.close();</text:p>
      <text:p text:style-name="P9"><text:s text:c="4"/>}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5:07:23.198972171</meta:creation-date>
    <dc:date>2019-02-20T10:36:00.473726971</dc:date>
    <meta:editing-duration>PT1H5M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153" meta:word-count="617" meta:character-count="4835" meta:non-whitespace-character-count="3230"/>
  </office:meta>
</office:document-meta>
</file>